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style:font-size-asian="18pt" style:font-name-complex="Arial2" style:font-size-complex="18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9eed1" style:text-blinking="false" fo:background-color="transparent" style:font-size-asian="18pt" style:font-name-complex="Arial2" style:font-size-complex="18pt" style:font-style-complex="normal" style:font-weight-complex="normal"/>
    </style:style>
    <style:style style:name="P3" style:family="paragraph" style:parent-style-name="Table_20_Contents">
      <style:text-properties fo:font-size="18pt" style:font-size-asian="18pt" style:font-name-complex="Arial2" style:font-size-complex="18pt"/>
    </style:style>
    <style:style style:name="P4" style:family="paragraph" style:parent-style-name="Table_20_Contents">
      <style:text-properties fo:font-size="18pt" officeooo:rsid="0019eed1" officeooo:paragraph-rsid="0019eed1" style:font-size-asian="18pt" style:font-name-complex="Arial2" style:font-size-complex="18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style:font-size-asian="18pt" style:font-name-complex="Arial2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9eed1" style:text-blinking="false" fo:background-color="transparent" style:font-size-asian="20pt" style:font-name-complex="Arial2" style:font-size-complex="20pt" style:font-style-complex="normal" style:font-weight-complex="normal"/>
    </style:style>
    <style:style style:name="P7" style:family="paragraph">
      <loext:graphic-properties draw:fill-color="#c0c0c0"/>
      <style:paragraph-properties style:writing-mode="lr-tb"/>
      <style:text-properties fo:font-size="12pt"/>
    </style:style>
    <style:style style:name="P8" style:family="paragraph" style:parent-style-name="Text_20_body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a1f5d" style:text-blinking="false" fo:background-color="transparent" style:font-size-asian="20pt" style:font-name-complex="Arial2" style:font-size-complex="20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a1f5d" style:text-blinking="false" fo:background-color="transparent" style:font-size-asian="18pt" style:font-name-complex="Arial2" style:font-size-complex="18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a1f5d" style:text-blinking="false" fo:background-color="transparent" style:font-size-asian="20pt" style:font-name-complex="Arial2" style:font-size-complex="20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a1f5d" style:text-blinking="false" fo:background-color="transparent" style:font-size-asian="18pt" style:font-name-complex="Arial2" style:font-size-complex="18pt" style:font-style-complex="normal" style:font-weight-complex="normal"/>
    </style:style>
    <style:style style:name="P12" style:family="paragraph" style:parent-style-name="Text_20_body">
      <style:text-properties fo:font-weight="normal" officeooo:paragraph-rsid="001b2957"/>
    </style:style>
    <style:style style:name="P13" style:family="paragraph" style:parent-style-name="Text_20_body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b2957" style:text-blinking="false" fo:background-color="transparent" style:font-size-asian="18pt" style:font-name-complex="Arial2" style:font-size-complex="18pt" style:font-style-complex="normal" style:font-weight-complex="normal"/>
    </style:style>
    <style:style style:name="P14" style:family="paragraph" style:parent-style-name="Table_20_Contents">
      <style:text-properties fo:font-size="18pt" officeooo:paragraph-rsid="001b2957" style:font-size-asian="18pt" style:font-name-complex="Arial2" style:font-size-complex="18pt"/>
    </style:style>
    <style:style style:name="P15" style:family="paragraph" style:parent-style-name="Table_20_Contents">
      <style:text-properties fo:font-size="18pt" officeooo:rsid="0019eed1" officeooo:paragraph-rsid="001b2957" style:font-size-asian="18pt" style:font-name-complex="Arial2" style:font-size-complex="18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b2957" style:text-blinking="false" fo:background-color="transparent" style:font-size-asian="18pt" style:font-name-complex="Arial2" style:font-size-complex="1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b2957" style:text-blinking="false" fo:background-color="transparent" style:font-size-asian="20pt" style:font-name-complex="Arial2" style:font-size-complex="20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.0398in" fo:margin-bottom="0.039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b2957" style:text-blinking="false" fo:background-color="transparent" style:font-size-asian="20pt" style:font-name-complex="Arial2" style:font-size-complex="20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b2957" style:text-blinking="false" fo:background-color="transparent" style:font-size-asian="20pt" style:font-name-complex="Arial2" style:font-size-complex="20pt" style:font-style-complex="normal" style:font-weight-complex="normal"/>
    </style:style>
    <style:style style:name="P20" style:family="paragraph" style:parent-style-name="Text_20_body">
      <style:text-properties fo:font-variant="normal" fo:text-transform="none" fo:color="#000000" loext:opacity="100%" style:text-line-through-style="none" style:text-line-through-type="none" fo:font-size="18pt" style:text-underline-style="none" fo:font-weight="normal" officeooo:paragraph-rsid="001b2957" style:text-blinking="false" fo:background-color="transparent" style:font-size-asian="18pt" style:font-name-complex="Arial2" style:font-size-complex="18pt" style:font-style-complex="normal" style:font-weight-complex="normal"/>
    </style:style>
    <style:style style:name="T1" style:family="text">
      <style:text-properties officeooo:rsid="0019eed1"/>
    </style:style>
    <style:style style:name="T2" style:family="text">
      <style:text-properties officeooo:rsid="001a054f"/>
    </style:style>
    <style:style style:name="T3" style:family="text">
      <style:text-properties officeooo:rsid="001a1f5d"/>
    </style:style>
    <style:style style:name="T4" style:family="text">
      <style:text-properties fo:font-size="20pt" officeooo:rsid="000f711b" style:font-size-asian="20pt" style:font-size-complex="20pt"/>
    </style:style>
    <style:style style:name="T5" style:family="text">
      <style:text-properties fo:font-size="20pt" officeooo:rsid="0019eed1" style:font-size-asian="20pt" style:font-size-complex="20pt"/>
    </style:style>
    <style:style style:name="T6" style:family="text">
      <style:text-properties fo:font-size="20pt" officeooo:rsid="001a054f" style:font-size-asian="20pt" style:font-size-complex="20pt"/>
    </style:style>
    <style:style style:name="T7" style:family="text">
      <style:text-properties fo:font-size="20pt" officeooo:rsid="001a1f5d" style:font-size-asian="20pt" style:font-size-complex="20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9eed1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gr1" style:family="graphic">
      <style:graphic-properties draw:fill-color="#c0c0c0" draw:textarea-horizontal-align="justify" draw:textarea-vertical-align="middle" draw:auto-grow-height="false" fo:min-height="0.3898in" fo:min-width="0.385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১। </text:span>১ - ৪০ পর্যন্ত লেখ <text:span text:style-name="T1">।<text:tab/><text:tab/><text:tab/><text:tab/><text:tab/><text:tab/><text:tab/><text:tab/><text:tab/>১০</text:span></text:p>
      <text:p text:style-name="P2"><text:span text:style-name="T1">২। </text:span>জোড় সংখ্যা এবং বিজোড় সংখ্যা আলাদা কর <text:span text:style-name="T1">।</text:span> <text:tab/><text:tab/><text:tab/><text:span text:style-name="T1">১৫</text:span></text:p>
      <text:p text:style-name="P1"><text:tab/><text:span text:style-name="T1">১৫,১৮,২৫.২৭,১৯,২১,৩৫,৩৪,২০,৬ <text:tab/><text:tab/><text:tab/><text:tab/></text:span></text:p>
      <text:p text:style-name="P1"><text:span text:style-name="T1">৩। </text:span>ফাঁকা ঘর পূরণ কর <text:span text:style-name="T1">।<text:tab/><text:tab/><text:tab/><text:tab/><text:tab/><text:tab/><text:tab/><text:tab/>১৫</text:span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৬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G1" office:value-type="string">
            <text:p text:style-name="P4">৯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১১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১৫</text:p>
          </table:table-cell>
          <table:table-cell table:style-name="Table1.G2" office:value-type="string">
            <text:p text:style-name="P3"/>
          </table:table-cell>
        </table:table-row>
      </table:table>
      <text:p text:style-name="P5"/>
      <text:p text:style-name="P5"><text:span text:style-name="T1">৪। </text:span>ছোট এবং চিহ্ন ব্যবহার কর <text:span text:style-name="T1">।<text:tab/><text:tab/><text:tab/><text:tab/><text:tab/><text:tab/><text:tab/>১৫</text:span></text:p>
      <text:p text:style-name="P6"><draw:custom-shape text:anchor-type="paragraph" draw:z-index="0" draw:name="Shape 5" draw:style-name="gr1" draw:text-style-name="P7" svg:width="0.3858in" svg:height="0.3898in" svg:x="1.1547in" svg:y="-0.015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1" draw:style-name="gr1" draw:text-style-name="P7" svg:width="0.3858in" svg:height="0.3898in" svg:x="3.7492in" svg:y="-0.072in"><text:p/><draw:enhanced-geometry svg:viewBox="0 0 21600 21600" draw:type="rectangle" draw:enhanced-path="M 0 0 L 21600 0 21600 21600 0 21600 0 0 Z N"/></draw:custom-shape><draw:custom-shape text:anchor-type="paragraph" draw:z-index="4" draw:name="Shape 4" draw:style-name="gr1" draw:text-style-name="P7" svg:width="0.3858in" svg:height="0.3898in" svg:x="5.6063in" svg:y="-0.0602in"><text:p/><draw:enhanced-geometry svg:viewBox="0 0 21600 21600" draw:type="rectangle" draw:enhanced-path="M 0 0 L 21600 0 21600 21600 0 21600 0 0 Z N"/></draw:custom-shape><text:tab/>(i) <text:span text:style-name="T1"><text:s/></text:span><text:span text:style-name="T2">৭<text:tab/> <text:s/>৮ <text:s/><text:tab/><text:tab/></text:span>(ii) <text:span text:style-name="T2">১</text:span><text:span text:style-name="T3">২<text:tab/> <text:s text:c="2"/></text:span><text:span text:style-name="T2">০</text:span> <text:tab/><text:tab/>(iii)<text:span text:style-name="T2">৮ <text:tab/> <text:s/>- ২ </text:span><text:tab/></text:p>
      <text:p text:style-name="P8"><draw:custom-shape text:anchor-type="paragraph" draw:z-index="2" draw:name="Shape 2" draw:style-name="gr1" draw:text-style-name="P7" svg:width="0.3858in" svg:height="0.3898in" svg:x="1.3071in" svg:y="-0.0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3" draw:style-name="gr1" draw:text-style-name="P7" svg:width="0.3858in" svg:height="0.3898in" svg:x="3.7307in" svg:y="-0.0402in"><text:p/><draw:enhanced-geometry svg:viewBox="0 0 21600 21600" draw:type="rectangle" draw:enhanced-path="M 0 0 L 21600 0 21600 21600 0 21600 0 0 Z N"/></draw:custom-shape><text:s text:c="6"/>(iv) <text:span text:style-name="T2">১৬ <text:s text:c="5"/>২১ </text:span><text:tab/><text:tab/>(v) <text:span text:style-name="T2">২০<text:tab/> <text:s text:c="2"/>২০</text:span></text:p>
      <text:p text:style-name="P9"><text:span text:style-name="T2">৫। </text:span>যোগ কর <text:span text:style-name="T2">।</text:span><text:span text:style-name="T1"><text:tab/><text:tab/><text:tab/><text:tab/><text:tab/><text:tab/><text:tab/><text:tab/><text:tab/><text:tab/>১৫</text:span></text:p>
      <text:p text:style-name="P9"><text:tab/><text:span text:style-name="T4">(i) </text:span><text:span text:style-name="T5"><text:s/></text:span><text:span text:style-name="T6">৭ </text:span><text:span text:style-name="T7">+ </text:span><text:span text:style-name="T6">৮ </text:span><text:span text:style-name="T7">=</text:span><text:span text:style-name="T6"> <text:s/><text:tab/><text:tab/></text:span><text:span text:style-name="T4">(ii) <text:s/></text:span><text:span text:style-name="T7">৯ + ৮ =</text:span><text:span text:style-name="T4"> <text:tab/><text:tab/>(iii) </text:span><text:span text:style-name="T7">৫ + ৩ =</text:span><text:span text:style-name="T6"> </text:span><text:span text:style-name="T4"><text:tab/></text:span></text:p>
      <text:p text:style-name="P10"><text:s text:c="6"/>(iv) <text:span text:style-name="T3">৯ + </text:span><text:span text:style-name="T2">১ </text:span><text:span text:style-name="T3">=</text:span><text:span text:style-name="T2"> </text:span><text:tab/><text:tab/>(v) <text:s/><text:span text:style-name="T3">৬ + ৩ =</text:span></text:p>
      <text:p text:style-name="P9"><text:span text:style-name="T2">৬। </text:span>বিয়োগ কর <text:span text:style-name="T2">।</text:span><text:span text:style-name="T1"><text:tab/><text:tab/><text:tab/><text:tab/><text:tab/><text:tab/><text:tab/><text:tab/><text:tab/><text:tab/>১৫</text:span></text:p>
      <text:p text:style-name="P9"><text:tab/><text:span text:style-name="T4">(i) </text:span><text:span text:style-name="T5"><text:s/></text:span><text:span text:style-name="T7">৮</text:span><text:span text:style-name="T6"> -</text:span><text:span text:style-name="T7"> ৫</text:span><text:span text:style-name="T6"> </text:span><text:span text:style-name="T7">=</text:span><text:span text:style-name="T6"> <text:s/><text:tab/><text:tab/></text:span><text:span text:style-name="T4">(ii) <text:s/></text:span><text:span text:style-name="T7">৭ - ২ =</text:span><text:span text:style-name="T4"> <text:tab/><text:tab/>(iii) </text:span><text:span text:style-name="T7">৬ - ১ =</text:span><text:span text:style-name="T6"> </text:span><text:span text:style-name="T4"><text:tab/></text:span></text:p>
      <text:p text:style-name="P10"><text:s text:c="6"/>(iv) <text:span text:style-name="T3">৭ - ০</text:span><text:span text:style-name="T2"> </text:span><text:span text:style-name="T3">=</text:span><text:span text:style-name="T2"> </text:span><text:tab/><text:tab/>(v) <text:s/><text:span text:style-name="T3">৫ - ৫ =</text:span></text:p>
      <text:p text:style-name="P11"><text:span text:style-name="T2">৭।</text:span> তিনের নামতা লিখ <text:span text:style-name="T2">।</text:span><text:span text:style-name="T1"><text:tab/><text:tab/><text:tab/><text:tab/><text:tab/><text:tab/><text:tab/><text:tab/><text:tab/>১৫</text:span></text:p>
      <text:p text:style-name="P12"><text:soft-page-break/><text:line-break/><text:span text:style-name="T8">১। </text:span><text:span text:style-name="T9">১ - ৪০ পর্যন্ত লেখ </text:span><text:span text:style-name="T8">।<text:tab/><text:tab/><text:tab/><text:tab/><text:tab/><text:tab/><text:tab/><text:tab/><text:tab/>১০</text:span></text:p>
      <text:p text:style-name="P13"><text:span text:style-name="T1">২। </text:span>জোড় সংখ্যা এবং বিজোড় সংখ্যা আলাদা কর <text:span text:style-name="T1">।</text:span> <text:tab/><text:tab/><text:tab/><text:span text:style-name="T1">১৫</text:span></text:p>
      <text:p text:style-name="P13"><text:tab/><text:span text:style-name="T1">১৫,১৮,২৫.২৭,১৯,২১,৩৫,৩৪,২০,৬ <text:tab/><text:tab/><text:tab/><text:tab/></text:span></text:p>
      <text:p text:style-name="P13"><text:span text:style-name="T1">৩। </text:span>ফাঁকা ঘর পূরণ কর <text:span text:style-name="T1">।<text:tab/><text:tab/><text:tab/><text:tab/><text:tab/><text:tab/><text:tab/><text:tab/>১৫</text:span>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৬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G1" office:value-type="string">
            <text:p text:style-name="P15">৯ 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১১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১৫</text:p>
          </table:table-cell>
          <table:table-cell table:style-name="Table2.G2" office:value-type="string">
            <text:p text:style-name="P14"/>
          </table:table-cell>
        </table:table-row>
      </table:table>
      <text:p text:style-name="P16"/>
      <text:p text:style-name="P16"><text:span text:style-name="T1">৪। </text:span>ছোট এবং চিহ্ন ব্যবহার কর <text:span text:style-name="T1">।<text:tab/><text:tab/><text:tab/><text:tab/><text:tab/><text:tab/><text:tab/>১৫</text:span></text:p>
      <text:p text:style-name="P17"><draw:custom-shape text:anchor-type="paragraph" draw:z-index="5" draw:name="Shape 6" draw:style-name="gr1" draw:text-style-name="P7" svg:width="0.3858in" svg:height="0.3898in" svg:x="1.1547in" svg:y="-0.015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7" draw:style-name="gr1" draw:text-style-name="P7" svg:width="0.3858in" svg:height="0.3898in" svg:x="3.7492in" svg:y="-0.072in"><text:p/><draw:enhanced-geometry svg:viewBox="0 0 21600 21600" draw:type="rectangle" draw:enhanced-path="M 0 0 L 21600 0 21600 21600 0 21600 0 0 Z N"/></draw:custom-shape><draw:custom-shape text:anchor-type="paragraph" draw:z-index="9" draw:name="Shape 10" draw:style-name="gr1" draw:text-style-name="P7" svg:width="0.3858in" svg:height="0.3898in" svg:x="5.6063in" svg:y="-0.0602in"><text:p/><draw:enhanced-geometry svg:viewBox="0 0 21600 21600" draw:type="rectangle" draw:enhanced-path="M 0 0 L 21600 0 21600 21600 0 21600 0 0 Z N"/></draw:custom-shape><text:tab/>(i) <text:span text:style-name="T1"><text:s/></text:span><text:span text:style-name="T2">৭<text:tab/> <text:s/>৮ <text:s/><text:tab/><text:tab/></text:span>(ii) <text:span text:style-name="T2">১</text:span><text:span text:style-name="T3">২<text:tab/> <text:s text:c="2"/></text:span><text:span text:style-name="T2">০</text:span> <text:tab/><text:tab/>(iii)<text:span text:style-name="T2">৮ <text:tab/> <text:s/>- ২ </text:span><text:tab/></text:p>
      <text:p text:style-name="P18"><draw:custom-shape text:anchor-type="paragraph" draw:z-index="7" draw:name="Shape 8" draw:style-name="gr1" draw:text-style-name="P7" svg:width="0.3858in" svg:height="0.3898in" svg:x="1.3071in" svg:y="-0.0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9" draw:style-name="gr1" draw:text-style-name="P7" svg:width="0.3858in" svg:height="0.3898in" svg:x="3.7307in" svg:y="-0.0402in"><text:p/><draw:enhanced-geometry svg:viewBox="0 0 21600 21600" draw:type="rectangle" draw:enhanced-path="M 0 0 L 21600 0 21600 21600 0 21600 0 0 Z N"/></draw:custom-shape><text:s text:c="6"/>(iv) <text:span text:style-name="T2">১৬ <text:s text:c="5"/>২১ </text:span><text:tab/><text:tab/>(v) <text:span text:style-name="T2">২০<text:tab/> <text:s text:c="2"/>২০</text:span></text:p>
      <text:p text:style-name="P16"><text:span text:style-name="T2">৫। </text:span>যোগ কর <text:span text:style-name="T2">।</text:span><text:span text:style-name="T1"><text:tab/><text:tab/><text:tab/><text:tab/><text:tab/><text:tab/><text:tab/><text:tab/><text:tab/><text:tab/>১৫</text:span></text:p>
      <text:p text:style-name="P16"><text:tab/><text:span text:style-name="T4">(i) </text:span><text:span text:style-name="T5"><text:s/></text:span><text:span text:style-name="T6">৭ </text:span><text:span text:style-name="T7">+ </text:span><text:span text:style-name="T6">৮ </text:span><text:span text:style-name="T7">=</text:span><text:span text:style-name="T6"> <text:s/><text:tab/><text:tab/></text:span><text:span text:style-name="T4">(ii) <text:s/></text:span><text:span text:style-name="T7">৯ + ৮ =</text:span><text:span text:style-name="T4"> <text:tab/><text:tab/>(iii) </text:span><text:span text:style-name="T7">৫ + ৩ =</text:span><text:span text:style-name="T6"> </text:span><text:span text:style-name="T4"><text:tab/></text:span></text:p>
      <text:p text:style-name="P19"><text:s text:c="6"/>(iv) <text:span text:style-name="T3">৯ + </text:span><text:span text:style-name="T2">১ </text:span><text:span text:style-name="T3">=</text:span><text:span text:style-name="T2"> </text:span><text:tab/><text:tab/>(v) <text:s/><text:span text:style-name="T3">৬ + ৩ =</text:span></text:p>
      <text:p text:style-name="P16"><text:span text:style-name="T2">৬। </text:span>বিয়োগ কর <text:span text:style-name="T2">।</text:span><text:span text:style-name="T1"><text:tab/><text:tab/><text:tab/><text:tab/><text:tab/><text:tab/><text:tab/><text:tab/><text:tab/><text:tab/>১৫</text:span></text:p>
      <text:p text:style-name="P16"><text:tab/><text:span text:style-name="T4">(i) </text:span><text:span text:style-name="T5"><text:s/></text:span><text:span text:style-name="T7">৮</text:span><text:span text:style-name="T6"> -</text:span><text:span text:style-name="T7"> ৫</text:span><text:span text:style-name="T6"> </text:span><text:span text:style-name="T7">=</text:span><text:span text:style-name="T6"> <text:s/><text:tab/><text:tab/></text:span><text:span text:style-name="T4">(ii) <text:s/></text:span><text:span text:style-name="T7">৭ - ২ =</text:span><text:span text:style-name="T4"> <text:tab/><text:tab/>(iii) </text:span><text:span text:style-name="T7">৬ - ১ =</text:span><text:span text:style-name="T6"> </text:span><text:span text:style-name="T4"><text:tab/></text:span></text:p>
      <text:p text:style-name="P19"><text:s text:c="6"/>(iv) <text:span text:style-name="T3">৭ - ০</text:span><text:span text:style-name="T2"> </text:span><text:span text:style-name="T3">=</text:span><text:span text:style-name="T2"> </text:span><text:tab/><text:tab/>(v) <text:s/><text:span text:style-name="T3">৫ - ৫ =</text:span></text:p>
      <text:p text:style-name="P20"><text:span text:style-name="T2">৭।</text:span> তিনের নামতা লিখ <text:span text:style-name="T2">।</text:span><text:span text:style-name="T1"><text:tab/><text:tab/><text:tab/><text:tab/><text:tab/><text:tab/><text:tab/><text:tab/><text:tab/>১৫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a4622" style:text-blinking="false" fo:background-color="transparent" style:font-size-asian="20pt" style:font-name-complex="Arial2" style:font-size-complex="20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a38a2" officeooo:paragraph-rsid="001b2957" style:text-blinking="false" fo:background-color="transparent" style:font-size-asian="18pt" style:font-name-complex="Arial2" style:font-size-complex="18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6pt" style:text-underline-style="none" officeooo:paragraph-rsid="001a4622" style:text-blinking="false" fo:background-color="transparent" style:font-size-asian="16pt" style:font-name-complex="Arial2" style:font-size-complex="16pt" style:font-style-complex="normal" style:font-weight-complex="normal"/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6pt" style:text-underline-style="none" officeooo:rsid="00193d26" officeooo:paragraph-rsid="001a4622" style:text-blinking="false" fo:background-color="transparent" style:font-size-asian="16pt" style:font-name-complex="Arial2" style:font-size-complex="16pt" style:font-style-complex="normal" style:font-weight-complex="normal"/>
    </style:style>
    <style:style style:name="MT1" style:family="text">
      <style:text-properties officeooo:rsid="00193d26"/>
    </style:style>
    <style:style style:name="MT2" style:family="text">
      <style:text-properties officeooo:rsid="001a4622"/>
    </style:style>
    <style:style style:name="MT3" style:family="text">
      <style:text-properties officeooo:rsid="00119243"/>
    </style:style>
    <style:style style:name="MT4" style:family="text">
      <style:text-properties officeooo:rsid="0012da27"/>
    </style:style>
    <style:style style:name="MT5" style:family="text">
      <style:text-properties officeooo:rsid="000f711b"/>
    </style:style>
    <style:style style:name="MT6" style:family="text">
      <style:text-properties officeooo:rsid="00092f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61a70b0-7fff-935f-033f-7b5e95e6609b"/>কালারডাঙ্গা নূরে মদিনা হাফিজ<text:span text:style-name="MT1">িয়া </text:span>মাদ্রাসা ও এতিমখানা</text:p>
        <text:p text:style-name="MP2">প্রথম সাময়িক পরীক্ষা -২০২৫ ইং <text:s/></text:p>
        <text:p text:style-name="MP3">শ্রেণী<text:span text:style-name="MT1">ঃ </text:span><text:span text:style-name="MT2">প্রথম </text:span><text:span text:style-name="MT3"><text:s/></text:span><text:span text:style-name="MT4"><text:s/></text:span><text:span text:style-name="MT1"><text:s/></text:span><text:tab/><text:tab/>বিষয়<text:span text:style-name="MT1">ঃ </text:span><text:span text:style-name="MT4">গণিত </text:span><text:span text:style-name="MT5"><text:s/></text:span> </text:p>
        <text:p text:style-name="MP4">সময়ঃ <text:span text:style-name="MT3">২ </text:span>ঘণ্টা <text:span text:style-name="MT3">৩০ মিনিট </text:span><text:tab/><text:tab/> <text:tab/><text:tab/><text:tab/> পূর্ণমা<text:span text:style-name="MT6">নঃ </text:span>১০০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20:01:05.286294800</meta:creation-date>
    <dc:date>2025-05-26T19:00:59.490628900</dc:date>
    <meta:editing-duration>PT45M48S</meta:editing-duration>
    <meta:editing-cycles>4</meta:editing-cycles>
    <meta:generator>LibreOffice/25.2.2.2$Windows_X86_64 LibreOffice_project/7370d4be9e3cf6031a51beef54ff3bda878e3fac</meta:generator>
    <meta:print-date>2025-05-26T18:57:23.384209700</meta:print-date>
    <meta:document-statistic meta:table-count="2" meta:image-count="0" meta:object-count="0" meta:page-count="2" meta:paragraph-count="40" meta:word-count="261" meta:character-count="1053" meta:non-whitespace-character-count="558"/>
  </office:meta>
</office:document-meta>
</file>